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mbria" svg:font-family="Cambri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dokument</text:p>
      <text:p text:style-name="Standard"/>
      <text:p text:style-name="Standard">ÖÄÅ</text:p>
      <text:p text:style-name="Standard">Öäå</text:p>
      <text:p text:style-name="Standard"/>
      <text:p text:style-name="Header">Filename: <text:file-name text:display="name-and-extension">test.odt</text:file-n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mbria" svg:font-family="Cambri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Liberation Serif" fo:font-size="12pt" fo:language="sv" fo:country="S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size="12pt" fo:language="sv" fo:country="SE" style:font-name-asian="ＭＳ 明朝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stycketypsnitt" style:family="text"/>
    <style:style style:name="Sidhuvud_20_Char" style:display-name="Sidhuvud Char" style:family="text" style:parent-style-name="Standardstycketypsnitt"/>
    <style:style style:name="Sidfot_20_Char" style:display-name="Sidfot Char" style:family="text" style:parent-style-name="Standardstycketypsnit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Filename: <text:file-name text:display="name-and-extension">test.odt</text:file-name></text:p>
      </style:header>
      <style:footer>
        <text:p text:style-name="Header">Filename: <text:file-name text:display="name-and-extension">test.odt</text:file-n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etta är en Titel</dc:title>
    <dc:subject>Detta är ett Ämne</dc:subject>
    <meta:keyword>Detta är ett Nyckelord</meta:keyword>
    <dc:description>Detta är en Kommentar</dc:description>
    <meta:initial-creator>Detta är en Författare</meta:initial-creator>
    <meta:creation-date>2014-11-19T11:37:00</meta:creation-date>
    <dc:creator>Niklas Ekman</dc:creator>
    <dc:date>2015-02-10T10:38:00</dc:date>
    <meta:editing-cycles>4</meta:editing-cycles>
    <meta:editing-duration>PT3M</meta:editing-duration>
    <meta:generator>OpenOffice/4.1.1$Unix OpenOffice.org_project/411m6$Build-9775</meta:generator>
    <meta:document-statistic meta:table-count="0" meta:image-count="0" meta:object-count="0" meta:page-count="1" meta:paragraph-count="6" meta:word-count="9" meta:character-count="72"/>
  </office:meta>
</office:document-meta>
</file>